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JECTOR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ominal CC</text:p>
          </table:table-cell>
          <table:table-cell office:value-type="string" calcext:value-type="string">
            <text:p>Nominal grams</text:p>
          </table:table-cell>
          <table:table-cell office:value-type="string" calcext:value-type="string">
            <text:p>Pulse Count</text:p>
          </table:table-cell>
          <table:table-cell office:value-type="string" calcext:value-type="string">
            <text:p>True gram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2]*0.748895379" office:value-type="float" office:value="29.95581516" calcext:value-type="float">
            <text:p>29.95581516</text:p>
          </table:table-cell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3]*0.748895379" office:value-type="float" office:value="29.95581516" calcext:value-type="float">
            <text:p>29.95581516</text:p>
          </table:table-cell>
          <table:table-cell office:value-type="float" office:value="1904" calcext:value-type="float">
            <text:p>1904</text:p>
          </table:table-cell>
          <table:table-cell office:value-type="float" office:value="15.42" calcext:value-type="float">
            <text:p>15.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4]*0.748895379" office:value-type="float" office:value="29.95581516" calcext:value-type="float">
            <text:p>29.95581516</text:p>
          </table:table-cell>
          <table:table-cell office:value-type="float" office:value="1428" calcext:value-type="float">
            <text:p>1428</text:p>
          </table:table-cell>
          <table:table-cell office:value-type="float" office:value="22.11" calcext:value-type="float">
            <text:p>22.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5]*0.748895379" office:value-type="float" office:value="29.95581516" calcext:value-type="float">
            <text:p>29.95581516</text:p>
          </table:table-cell>
          <table:table-cell office:value-type="float" office:value="1142" calcext:value-type="float">
            <text:p>1142</text:p>
          </table:table-cell>
          <table:table-cell office:value-type="float" office:value="23.36" calcext:value-type="float">
            <text:p>23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6]*0.748895379" office:value-type="float" office:value="29.95581516" calcext:value-type="float">
            <text:p>29.95581516</text:p>
          </table:table-cell>
          <table:table-cell office:value-type="float" office:value="952" calcext:value-type="float">
            <text:p>952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7]*0.748895379" office:value-type="float" office:value="29.95581516" calcext:value-type="float">
            <text:p>29.95581516</text:p>
          </table:table-cell>
          <table:table-cell office:value-type="float" office:value="571" calcext:value-type="float">
            <text:p>571</text:p>
          </table:table-cell>
          <table:table-cell office:value-type="float" office:value="29.09" calcext:value-type="float">
            <text:p>2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8]*0.748895379" office:value-type="float" office:value="29.95581516" calcext:value-type="float">
            <text:p>29.95581516</text:p>
          </table:table-cell>
          <table:table-cell office:value-type="float" office:value="258" calcext:value-type="float">
            <text:p>258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9]*0.748895379" office:value-type="float" office:value="29.95581516" calcext:value-type="float">
            <text:p>29.95581516</text:p>
          </table:table-cell>
          <table:table-cell office:value-type="float" office:value="2857" calcext:value-type="float">
            <text:p>2857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10]*0.748895379" office:value-type="float" office:value="29.95581516" calcext:value-type="float">
            <text:p>29.95581516</text:p>
          </table:table-cell>
          <table:table-cell office:value-type="float" office:value="1904" calcext:value-type="float">
            <text:p>1904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11]*0.748895379" office:value-type="float" office:value="29.95581516" calcext:value-type="float">
            <text:p>29.95581516</text:p>
          </table:table-cell>
          <table:table-cell office:value-type="float" office:value="1428" calcext:value-type="float">
            <text:p>1428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12]*0.748895379" office:value-type="float" office:value="29.95581516" calcext:value-type="float">
            <text:p>29.95581516</text:p>
          </table:table-cell>
          <table:table-cell office:value-type="float" office:value="1142" calcext:value-type="float">
            <text:p>1142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13]*0.748895379" office:value-type="float" office:value="29.95581516" calcext:value-type="float">
            <text:p>29.95581516</text:p>
          </table:table-cell>
          <table:table-cell office:value-type="float" office:value="952" calcext:value-type="float">
            <text:p>9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14]*0.748895379" office:value-type="float" office:value="29.95581516" calcext:value-type="float">
            <text:p>29.95581516</text:p>
          </table:table-cell>
          <table:table-cell office:value-type="float" office:value="571" calcext:value-type="float">
            <text:p>571</text:p>
          </table:table-cell>
          <table:table-cell office:value-type="float" office:value="28.31" calcext:value-type="float">
            <text:p>28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15]*0.748895379" office:value-type="float" office:value="29.95581516" calcext:value-type="float">
            <text:p>29.95581516</text:p>
          </table:table-cell>
          <table:table-cell office:value-type="float" office:value="258" calcext:value-type="float">
            <text:p>258</text:p>
          </table:table-cell>
          <table:table-cell office:value-type="float" office:value="30.56" calcext:value-type="float">
            <text:p>30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16]*0.748895379" office:value-type="float" office:value="29.95581516" calcext:value-type="float">
            <text:p>29.95581516</text:p>
          </table:table-cell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17]*0.748895379" office:value-type="float" office:value="29.95581516" calcext:value-type="float">
            <text:p>29.95581516</text:p>
          </table:table-cell>
          <table:table-cell office:value-type="float" office:value="1904" calcext:value-type="float">
            <text:p>1904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18]*0.748895379" office:value-type="float" office:value="29.95581516" calcext:value-type="float">
            <text:p>29.95581516</text:p>
          </table:table-cell>
          <table:table-cell office:value-type="float" office:value="1428" calcext:value-type="float">
            <text:p>1428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19]*0.748895379" office:value-type="float" office:value="29.95581516" calcext:value-type="float">
            <text:p>29.95581516</text:p>
          </table:table-cell>
          <table:table-cell office:value-type="float" office:value="1142" calcext:value-type="float">
            <text:p>1142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20]*0.748895379" office:value-type="float" office:value="29.95581516" calcext:value-type="float">
            <text:p>29.95581516</text:p>
          </table:table-cell>
          <table:table-cell office:value-type="float" office:value="952" calcext:value-type="float">
            <text:p>952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21]*0.748895379" office:value-type="float" office:value="29.95581516" calcext:value-type="float">
            <text:p>29.95581516</text:p>
          </table:table-cell>
          <table:table-cell office:value-type="float" office:value="571" calcext:value-type="float">
            <text:p>571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22]*0.748895379" office:value-type="float" office:value="29.95581516" calcext:value-type="float">
            <text:p>29.95581516</text:p>
          </table:table-cell>
          <table:table-cell office:value-type="float" office:value="258" calcext:value-type="float">
            <text:p>258</text:p>
          </table:table-cell>
          <table:table-cell office:value-type="float" office:value="34.35" calcext:value-type="float">
            <text:p>34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23]*0.748895379" office:value-type="float" office:value="29.95581516" calcext:value-type="float">
            <text:p>29.95581516</text:p>
          </table:table-cell>
          <table:table-cell office:value-type="float" office:value="2857" calcext:value-type="float">
            <text:p>2857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24]*0.748895379" office:value-type="float" office:value="29.95581516" calcext:value-type="float">
            <text:p>29.95581516</text:p>
          </table:table-cell>
          <table:table-cell office:value-type="float" office:value="1904" calcext:value-type="float">
            <text:p>1904</text:p>
          </table:table-cell>
          <table:table-cell office:value-type="float" office:value="16.23" calcext:value-type="float">
            <text:p>16.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25]*0.748895379" office:value-type="float" office:value="29.95581516" calcext:value-type="float">
            <text:p>29.95581516</text:p>
          </table:table-cell>
          <table:table-cell office:value-type="float" office:value="1428" calcext:value-type="float">
            <text:p>14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26]*0.748895379" office:value-type="float" office:value="29.95581516" calcext:value-type="float">
            <text:p>29.95581516</text:p>
          </table:table-cell>
          <table:table-cell office:value-type="float" office:value="1142" calcext:value-type="float">
            <text:p>1142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27]*0.748895379" office:value-type="float" office:value="29.95581516" calcext:value-type="float">
            <text:p>29.95581516</text:p>
          </table:table-cell>
          <table:table-cell office:value-type="float" office:value="952" calcext:value-type="float">
            <text:p>95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28]*0.748895379" office:value-type="float" office:value="29.95581516" calcext:value-type="float">
            <text:p>29.95581516</text:p>
          </table:table-cell>
          <table:table-cell office:value-type="float" office:value="571" calcext:value-type="float">
            <text:p>571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formula="of:=[.D29]*0.748895379" office:value-type="float" office:value="29.95581516" calcext:value-type="float">
            <text:p>29.95581516</text:p>
          </table:table-cell>
          <table:table-cell office:value-type="float" office:value="258" calcext:value-type="float">
            <text:p>258</text:p>
          </table:table-cell>
          <table:table-cell office:value-type="float" office:value="33.9" calcext:value-type="float">
            <text:p>33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7T23:22:53.024226029</meta:creation-date>
    <dc:date>2023-10-08T00:02:46.443849735</dc:date>
    <meta:editing-duration>PT39M43S</meta:editing-duration>
    <meta:editing-cycles>22</meta:editing-cycles>
    <meta:generator>LibreOffice/6.4.7.2$Linux_X86_64 LibreOffice_project/40$Build-2</meta:generator>
    <meta:document-statistic meta:table-count="1" meta:cell-count="203" meta:object-count="0"/>
  </office:meta>
</office:document-meta>
</file>